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9000003CB9FCAD3547CB834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129" officeooo:paragraph-rsid="00100129"/>
    </style:style>
    <style:style style:name="P2" style:family="paragraph" style:parent-style-name="Standard">
      <style:text-properties style:text-underline-style="solid" style:text-underline-width="auto" style:text-underline-color="font-color" officeooo:rsid="00100129" officeooo:paragraph-rsid="001001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Diseños, pruebas:</text:p>
      <text:p text:style-name="P1"><draw:frame draw:style-name="fr1" draw:name="Imagen1" text:anchor-type="char" svg:width="17.59cm" svg:height="8.927cm" draw:z-index="0"><draw:image xlink:href="Pictures/1000000100000779000003CB9FCAD3547CB83441.png" xlink:type="simple" xlink:show="embed" xlink:actuate="onLoad" draw:mime-type="image/png"/></draw:frame>Prueba tenica fotos sin fondo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9:59:51.733196165</meta:creation-date>
    <dc:date>2024-02-14T11:23:14.691211103</dc:date>
    <meta:editing-duration>PT1H13M12S</meta:editing-duration>
    <meta:editing-cycles>1</meta:editing-cycles>
    <meta:document-statistic meta:table-count="0" meta:image-count="1" meta:object-count="0" meta:page-count="1" meta:paragraph-count="2" meta:word-count="7" meta:character-count="47" meta:non-whitespace-character-count="42"/>
    <meta:generator>LibreOffice/7.3.7.2$Linux_X86_64 LibreOffice_project/30$Build-2</meta:generator>
  </office:meta>
</office:document-meta>
</file>